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1ed93"/>
    </style:style>
    <style:style style:name="P3" style:family="paragraph" style:parent-style-name="Standard">
      <style:text-properties officeooo:rsid="0001ed93" officeooo:paragraph-rsid="0001ed93"/>
    </style:style>
    <style:style style:name="P4"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01ed93" style:font-style-asian="italic" style:font-style-complex="italic"/>
    </style:style>
    <style:style style:name="T3" style:family="text">
      <style:text-properties officeooo:rsid="0001ed9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P1">Simon Roberts</text:p>
      <text:p text:style-name="P3">10/466 Illawarra Rd, </text:p>
      <text:p text:style-name="P3">Marrickville South, NSW, 2204</text:p>
      <text:p text:style-name="Standard"/>
      <text:p text:style-name="Standard"/>
      <text:p text:style-name="Standard"/>
      <text:p text:style-name="Standard">TO WHOM IT MAY CONCERN,</text:p>
      <text:p text:style-name="P1"/>
      <text:p text:style-name="P1">How are you? I was intrepid to see your advisements on seek today; after the day i was putting together a small site for a friend if you would like to see a days work for me, all the titles on there are by me you can have a look at <text:span text:style-name="T3">this site this is only a few days but the theme and all the design is by me </text:span><text:a xlink:type="simple" xlink:href="http://8bit.institute/" text:style-name="Internet_20_link" text:visited-style-name="Visited_20_Internet_20_Link"><text:span text:style-name="T3">http://8bit.institute</text:span></text:a></text:p>
      <text:p text:style-name="P1"/>
      <text:p text:style-name="P1">Anyway I have been running my own PHP Development <text:span text:style-name="T3">cooperative</text:span> called Chronolabs <text:span text:style-name="T3">Cooperative </text:span>for <text:span text:style-name="T3">12</text:span> years and due to some short fall the recent months invoices, more or less having my good nature taken advantage of I have decided to seek permanent work with a company so I can move myself and my wife into a mortgage and out of our parents house. </text:p>
      <text:p text:style-name="P1"/>
      <text:p text:style-name="P1">I am a senior developer with both director experiences in several start-ups as well as the OSIA (this is the open source equivalent of the retail association in Australia) I am not afraid to make a business decision as well as take the rap for any mistakes resulting in a poor decision. I have been on an open source project since 2007 and started programming PHP in 2005 when .NET came out and I migrated from being a Microsoft developer to a LAMP Stack environment.</text:p>
      <text:p text:style-name="P1"/>
      <text:p text:style-name="P2">The XOOPS project has over 600 million deployments worldwide and is used in many realms of both government and commercial as well as personal environments. You can see some of my code libraries for it at <text:span text:style-name="Internet_20_link"><text:span text:style-name="T3">http://github.com/Chronolabs-Cooperative.</text:span></text:span></text:p>
      <text:p text:style-name="P1"/>
      <text:p text:style-name="P1">I have experience in giving advice to other countries government through the XOOPS network on best fit and design for Open Gov which is the government 2 information you can find on places like Twitter and so on. This has included development of REST API Systems as well as document management systems and workflow control as well as classification touring systems.</text:p>
      <text:p text:style-name="P1"/>
      <text:p text:style-name="P1">Should I take your interest then please contact me on 02-8060-4512 and I would be more than happy to come in for an interview, i have worked at Cardlink developing b-Pay as well as in Fraud Investigation in the Commonwealth bank IIS Division as a software developer so I have financial experience.</text:p>
      <text:p text:style-name="Standard"/>
      <text:p text:style-name="Standard"/>
      <text:p text:style-name="Standard">Thanks</text:p>
      <text:p text:style-name="Standard"/>
      <text:p text:style-name="Standard">Simon Roberts</text:p>
      <text:p text:style-name="Standard"><text:a xlink:type="simple" xlink:href="http://twitter.com/itswishcraft" text:style-name="ListLabel_20_2" text:visited-style-name="ListLabel_20_2"><text:span text:style-name="Internet_20_link"><text:span text:style-name="T1">http://twitter.com/</text:span></text:span></text:a><text:span text:style-name="Internet_20_link"><text:span text:style-name="T2">SimonXaies</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language-asian="en" style:country-asian="AU"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s</meta:initial-creator>
    <meta:editing-cycles>3</meta:editing-cycles>
    <meta:print-date>2012-07-12T07:34:00</meta:print-date>
    <meta:creation-date>2012-07-12T07:31:00</meta:creation-date>
    <dc:date>2019-06-10T18:32:23.072301770</dc:date>
    <meta:editing-duration>PT6M40S</meta:editing-duration>
    <meta:generator>LibreOffice/6.0.7.3$Linux_X86_64 LibreOffice_project/00m0$Build-3</meta:generator>
    <meta:document-statistic meta:table-count="0" meta:image-count="0" meta:object-count="0" meta:page-count="1" meta:paragraph-count="13" meta:word-count="386" meta:character-count="2182" meta:non-whitespace-character-count="18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